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9" table:style-name="ta1">
        <table:shapes>
          <draw:frame draw:z-index="0" draw:style-name="gr1" draw:text-style-name="P1" svg:width="159.99mm" svg:height="89.99mm" svg:x="75.28mm" svg:y="1mm">
            <loext:p draw:notify-on-update-of-ranges="'9'.B1:'9'.B95 '9'.C1:'9'.C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ghtness (%)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00:46.887411685</dc:date>
    <meta:editing-duration>PT1M37S</meta:editing-duration>
    <meta:editing-cycles>1</meta:editing-cycles>
    <meta:document-statistic meta:table-count="1" meta:cell-count="28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9'.B1:'9'.C95" svg:x="0.32cm" svg:y="0.18cm" svg:width="12.508cm" svg:height="8.64cm">
          <chartooo:coordinate-region svg:x="1.127cm" svg:y="0.379cm" svg:width="11.70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9'.B1:'9'.B95" chart:class="chart:line">
            <chart:data-point chart:repeated="95"/>
          </chart:series>
          <chart:series chart:style-name="ch7" chart:values-cell-range-address="'9'.C1:'9'.C95" chart:class="chart:line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9'.B1:'9'.B95</svg:desc>
                </draw:g>
              </table:table-cell>
              <table:table-cell office:value-type="float" office:value="NaN">
                <text:p>NaN</text:p>
                <draw:g>
                  <svg:desc>'9'.C1:'9'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